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</office:automatic-styles>
  <office:body>
    <office:text>
      <text:h text:style-name="Heading_20_1" text:outline-level="1">55º Green Drinks | Pueblos originarios &amp; sustentabilidad</text:h>
      <text:h text:style-name="Heading_20_6" text:outline-level="6">Por <text:a xlink:type="simple" xlink:href="benjaminjuarezarlt@greendrinkscba.org" office:name=""><text:span text:style-name="Definition">Benjamín Juárez</text:span></text:a> | 2019-08-21</text:h>
      <text:p text:style-name="First_20_paragraph">Queremos invitarte a discutir sobre los pueblos originarios &amp; y la sustentabilidad. Dentro de los 17 objetivos ONU de Desarrollo Sostenible 2030, esta temática gira en torno a las metas de: 15) Vida de Ecosistemas terrestres, 10) Reducción de desigualdad, 11) Ciudades y comunidades sostenibles.</text:p>
      <text:p text:style-name="Text_20_body">Los bosques, de acuerdo con informe del Programa de Desarrollo de la ONU <text:a xlink:type="simple" xlink:href="https://www.undp.org/content/undp/en/home/sustainable-development-goals/goal-15-life-on-land.html" office:name=""><text:span text:style-name="Definition">(Meta 15)</text:span></text:a>, ocupan el 30% de superficie terrestre, y las regiones montañosas proveen el 60-80% del agua mundial. Si bien hay áreas de tierra protegida, mundialmente la bio-diversidad todavía está en riesgo. La desertification creciente de estos espacios y aledaños afecta desproporcionadamente en zonas pobres.</text:p>
      <text:p text:style-name="Text_20_body">Las poblaciones <text:a xlink:type="simple" xlink:href="https://www.undp.org/content/undp/en/home/sustainable-development-goals/goal-11-sustainable-cities-and-communities.html" office:name=""><text:span text:style-name="Definition">(Meta ODS 11)</text:span></text:a> están creciendo y gran parte del consumo se da en las ciudades, que globalmente producen el 80% del Producto Bruto Total. En 1990 había 10 ciudades con más de 10 millones de habitantes, y ya en 2014 estas mega-ciudades subieron a 28. En el futuro se espera que 9 de cada 10 de estas grandes aglomeraciones crezcan en el hemisferio sur. No se puede conseguir un desarrollo sostenible sin un cambio significativo en la manera en que construimos y manejamos nuestros espacios urbanos.</text:p>
      <text:p text:style-name="Text_20_body">Sobre estos temas vamos a estar hablando en este Green Drinks!</text:p>
      <text:h text:style-name="Heading_20_4" text:outline-level="4">El próximo miércoles 21 de agosto, de 20:00 a 22:00 hs, tendrá lugar la 55° jornada de Green. El lugar de encuentro será <text:span text:style-name="T1">Favela</text:span><text:span text:style-name="T2"> </text:span><text:span text:style-name="T3">para</text:span><text:span text:style-name="T4"> </text:span><text:span text:style-name="T5">habitar</text:span>, Dr. T. Achával Rodríguez 267 Bº Güemes, bajo la temática “Pueblos originarios y sustentabilidad”.</text:h>
      <text:p text:style-name="First_20_paragraph">En esta oportunidad, estará presente Carolina Alvarez Avila, Licenciada en Comunicación Social (FCC-UNC); Magister en Estudios Amerindios de la Facultad de Geografía e Historia, Universidad Complutense de Madrid y Doctora en Ciencias Antropológicas (FFyH-UNC). Es docente, investigadora , forma parte del Comité Académico de la Maestría en Antropología de la FFyH, UNC e Instituto de Antropología de Córdoba (IDACOR-CONICET), Museo de Antropología (FFyH-UNC); disertando sobre <text:span text:style-name="T6">“Desarrollo</text:span><text:span text:style-name="T7"> </text:span><text:span text:style-name="T8">sostenido:</text:span><text:span text:style-name="T9"> </text:span><text:span text:style-name="T10">¿Por</text:span><text:span text:style-name="T11"> </text:span><text:span text:style-name="T12">quiénes</text:span><text:span text:style-name="T13"> </text:span><text:span text:style-name="T14">y</text:span><text:span text:style-name="T15"> </text:span><text:span text:style-name="T16">cómo?</text:span><text:span text:style-name="T17"> </text:span><text:span text:style-name="T18">Apuntes</text:span><text:span text:style-name="T19"> </text:span><text:span text:style-name="T20">de</text:span><text:span text:style-name="T21"> </text:span><text:span text:style-name="T22">trabajo</text:span><text:span text:style-name="T23"> </text:span><text:span text:style-name="T24">con</text:span><text:span text:style-name="T25"> </text:span><text:span text:style-name="T26">pueblos</text:span><text:span text:style-name="T27"> </text:span><text:span text:style-name="T28">indígenas”</text:span>. Y también nos acompañará Víctor Acebo, Profesor en Antropología. Miembro fundador del Instituto de Culturas Aborígenes (Córdoba-Argentina), Profesor de lengua aborigen Quechua, en ICA Córdoba. Director del Instituto de Culturas Aborígenes, quien disertará sobre la temática <text:span text:style-name="T29">“¿Qué</text:span><text:span text:style-name="T30"> </text:span><text:span text:style-name="T31">entendemos</text:span><text:span text:style-name="T32"> </text:span><text:span text:style-name="T33">por</text:span><text:span text:style-name="T34"> </text:span><text:span text:style-name="T35">Pachamama?”</text:span>.</text:p>
      <text:p text:style-name="Text_20_body">* Las inscripciones pueden realizarse en <text:a xlink:type="simple" xlink:href="https://comunidades.eventbrite.com.ar" office:name=""><text:span text:style-name="Definition">este link de eventbrite</text:span></text:a>.</text:p>
      <text:p text:style-name="Text_20_body">Por consultas: info@greendrinkscba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